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90.2mm" svg:x="129.27mm" svg:y="41.44mm">
            <draw:object draw:notify-on-update-of-ranges="Wykres_liniowa1.D7:Wykres_liniowa1.D7 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46mm" svg:y="11.3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*[.D10]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*[.D11]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*[.B10]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*[.D12]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/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*[.D13]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/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*[.D14]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*[.D15]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*[.D16]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*[.D17]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*[.D18]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*[.D19]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*[.D20]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*[.D21]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*[.D22]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*[.D23]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*[.D24]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*[.D25]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*[.D26]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*[.D27]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*[.D28]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*[.D29]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*[.D30]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1:14.793715777</dc:date>
    <meta:editing-cycles>76</meta:editing-cycles>
    <meta:editing-duration>PT2H5M59S</meta:editing-duration>
    <meta:document-statistic meta:table-count="6" meta:cell-count="195" meta:object-count="7"/>
    <meta:generator>LibreOffice/6.0.2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21cm" xlink:href=".." xlink:type="simple" chart:class="chart:scatter" chart:style-name="ch1">
        <chart:title svg:x="5.487cm" svg:y="0.316cm" chart:style-name="ch2">
          <text:p>Wykres funkcji y=ax + b</text:p>
        </chart:title>
        <chart:legend chart:legend-position="end" svg:x="14.454cm" svg:y="4.211cm" style:legend-expansion="high" chart:style-name="ch3"/>
        <chart:plot-area chart:style-name="ch4" table:cell-range-address="Wykres_liniowa1.D7:Wykres_liniowa1.E28" chart:data-source-has-labels="row" svg:x="1.33cm" svg:y="1.275cm" svg:width="12.805cm" svg:height="6.585cm">
          <chartooo:coordinate-region svg:x="1.568cm" svg:y="1.474cm" svg:width="12.38cm" svg:height="6.187cm"/>
          <chart:axis chart:dimension="x" chart:name="primary-x" chart:style-name="ch5">
            <chart:title svg:x="7.569cm" svg:y="8.04cm" chart:style-name="ch6">
              <text:p>X</text:p>
            </chart:title>
          </chart:axis>
          <chart:axis chart:dimension="y" chart:name="primary-y" chart:style-name="ch5">
            <chart:title svg:x="0.451cm" svg:y="4.73cm" chart:style-name="ch7">
              <text:p>Y</text:p>
            </chart:title>
            <chart:grid chart:style-name="ch8" chart:class="major"/>
          </chart:axis>
          <chart:series chart:style-name="ch9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Wykres funkcji liniowej</text:p>
        </chart:title>
        <chart:legend chart:legend-position="end" svg:x="14.153cm" svg:y="4.201cm" style:legend-expansion="high" chart:style-name="ch3"/>
        <chart:plot-area chart:style-name="ch4" table:cell-range-address="Wykres_liniowa2.A3:Wykres_liniowa2.B24" chart:data-source-has-labels="row" svg:x="1.331cm" svg:y="1.275cm" svg:width="12.502cm" svg:height="6.564cm">
          <chartooo:coordinate-region svg:x="1.622cm" svg:y="1.475cm" svg:width="11.971cm" svg:height="5.717cm"/>
          <chart:axis chart:dimension="x" chart:name="primary-x" chart:style-name="ch5">
            <chart:title svg:x="7.419cm" svg:y="8.019cm" chart:style-name="ch6">
              <text:p>X</text:p>
            </chart:title>
          </chart:axis>
          <chart:axis chart:dimension="y" chart:name="primary-y" chart:style-name="ch5">
            <chart:title svg:x="0.451cm" svg:y="4.72cm" chart:style-name="ch7">
              <text:p>Y</text:p>
            </chart:title>
            <chart:grid chart:style-name="ch8" chart:class="major"/>
          </chart:axis>
          <chart:series chart:style-name="ch9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